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TimesNewRomanPS-BoldMT" svg:font-family="TimesNewRomanPS-BoldMT"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Calibri" fo:font-size="14pt" fo:font-weight="bold" style:font-size-asian="14pt" style:font-weight-asian="bold" style:font-size-complex="14pt"/>
    </style:style>
    <style:style style:name="P2" style:family="paragraph" style:parent-style-name="Standard">
      <style:paragraph-properties fo:line-height="150%"/>
    </style:style>
    <style:style style:name="P3" style:family="paragraph" style:parent-style-name="MiniBody">
      <style:text-properties fo:font-size="14pt" fo:font-weight="bold" style:font-size-asian="14pt" style:font-weight-asian="bold" style:font-name-complex="TimesNewRomanPS-BoldMT" style:font-size-complex="14pt" style:font-weight-complex="bold"/>
    </style:style>
    <style:style style:name="P4" style:family="paragraph" style:parent-style-name="MiniBody" style:list-style-name="L2"/>
    <style:style style:name="T1" style:family="text">
      <style:text-properties fo:background-color="#ffffff"/>
    </style:style>
    <style:style style:name="T2" style:family="text">
      <style:text-properties fo:background-color="#ffffff" style:font-name-complex="Arial"/>
    </style:style>
    <style:style style:name="T3" style:family="text">
      <style:text-properties fo:background-color="#ffffff" style:font-size-complex="19pt"/>
    </style:style>
    <style:style style:name="T4" style:family="text">
      <style:text-properties style:font-name="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niChapterHeadings"><text:bookmark-start text:name="_Toc347371217"/>1. Introduction<text:bookmark-end text:name="_Toc347371217"/></text:p>
      <text:p text:style-name="P1"/>
      <text:p text:style-name="MiniHeading"><text:bookmark-start text:name="__RefHeading__407_1245447081"/><text:bookmark-start text:name="_Toc347371218"/>1.1 Purpose:<text:bookmark-end text:name="__RefHeading__407_1245447081"/><text:bookmark-end text:name="_Toc347371218"/></text:p>
      <text:p text:style-name="MiniBody"><text:tab/>The purpose of this document is to provide <text:span text:style-name="T2">an overall description of the general design to be followed in implementing the project. Here we will be utilizing Data flow Diagrams (A High Level Context Diagram and Lower level DFDs) to properly represent the operation on different modules. An Integrated DFD can then be used to represent the entire system.</text:span></text:p>
      <text:p text:style-name="P2"><text:span text:style-name="T4"><text:tab/></text:span></text:p>
      <text:p text:style-name="MiniHeading"><text:bookmark-start text:name="__RefHeading__409_1245447081"/><text:bookmark-start text:name="_Toc347371219"/>1.2 Scope:<text:bookmark-end text:name="__RefHeading__409_1245447081"/><text:bookmark-end text:name="_Toc347371219"/></text:p>
      <text:p text:style-name="MiniBody"><text:tab/><text:span text:style-name="T1">This Document only takes into account the core modules used in the entire project. Modules representing additional features have been omitted either because they are optional or because they simply extend the operations of an already defined module.</text:span></text:p>
      <text:p text:style-name="MiniBody"/>
      <text:p text:style-name="MiniHeading"><text:bookmark-start text:name="__RefHeading__411_1245447081"/><text:bookmark-start text:name="_Toc347371220"/>1.3 Overview:<text:bookmark-end text:name="__RefHeading__411_1245447081"/><text:bookmark-end text:name="_Toc347371220"/></text:p>
      <text:p text:style-name="MiniBody"><text:tab/>The remainder of this document is split into two chapters, the first providing an overall system design. It mainly deals with defining the user perspective. The final chapter concerns with presenting Data Flow Diagrams for each of the core system modules for the software developers’ assistance. These two sections are cross-referenced by topic; to increase understanding.</text:p>
      <text:p text:style-name="P3"/>
      <text:p text:style-name="MiniChapterHeadings"/>
      <text:p text:style-name="MiniChapterHeadings"/>
      <text:p text:style-name="MiniChapterHeadings"/>
      <text:p text:style-name="MiniChapterHeadings"/>
      <text:p text:style-name="MiniChapterHeadings"/>
      <text:p text:style-name="MiniChapterHeadings"/>
      <text:p text:style-name="MiniChapterHeadings"><text:bookmark-start text:name="__RefHeading__413_1245447081"/><text:bookmark-start text:name="_Toc347371221"/>2. System Design<text:bookmark-end text:name="__RefHeading__413_1245447081"/><text:bookmark-end text:name="_Toc347371221"/></text:p>
      <text:p text:style-name="MiniBody">The UML case diagram is used to represent the user perspective. The power saving system can be divided into four module types. The modules deal with respectively</text:p>
      <text:list xml:id="list1250479985" text:style-name="L2">
        <text:list-item>
          <text:p text:style-name="P4">Overclocking</text:p>
        </text:list-item>
        <text:list-item>
          <text:p text:style-name="P4">Brightness control</text:p>
        </text:list-item>
        <text:list-item>
          <text:p text:style-name="P4">Bloatware Removal</text:p>
        </text:list-item>
        <text:list-item>
          <text:p text:style-name="P4">Customised installation of applications</text:p>
        </text:list-item>
      </text:list>
      <text:p text:style-name="MiniBody"/>
      <text:p text:style-name="MiniBody">The flow of data through different modules of the system is represented by the Data Flow Diagrams (DFD).An integrated DFD is used to represent the overall system.</text:p>
      <text:p text:style-name="MiniHeading"><text:soft-page-break/><text:span text:style-name="T1">2.1 User Perspective</text:span></text:p>
      <text:p text:style-name="MiniBody"><text:span text:style-name="T3">Each module mainly consists of the following three functions: Input, Processing &amp; Output.</text:span></text:p>
      <text:p text:style-name="MiniBody"><text:span text:style-name="T3">Here the systems main form of Input are either through the user directly or grabbing data from the device itself .</text:span></text:p>
      <text:p text:style-name="MiniBody"><text:span text:style-name="T3">Processing deals with the core functionality provided by the system.</text:span></text:p>
      <text:p text:style-name="MiniBody"><text:span text:style-name="T3">Output implies the improved power efficiency of the system.</text:span></text:p>
      <text:p text:style-name="MiniBody"><text:span text:style-name="T3"/></text:p>
      <text:p text:style-name="MiniBody"/>
      <text:p text:style-name="Mini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TimesNewRomanPS-BoldMT" svg:font-family="TimesNewRomanPS-BoldMT"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iniBody" style:family="paragraph" style:parent-style-name="Standard" style:default-outline-level="">
      <style:paragraph-properties fo:line-height="100%" fo:background-color="#ffffff">
        <style:background-image/>
      </style:paragraph-properties>
      <style:text-properties fo:color="#000000" fo:font-size="12pt" style:font-name-asian="Times New Roman" style:font-size-asian="12pt" style:font-name-complex="Times New Roman" style:font-size-complex="12pt"/>
    </style:style>
    <style:style style:name="MiniChapterHeadings" style:family="paragraph" style:parent-style-name="Standard" style:default-outline-level="">
      <style:paragraph-properties fo:line-height="150%"/>
      <style:text-properties style:font-name="Calibri" fo:font-size="20pt" fo:font-weight="bold" style:font-size-asian="20pt" style:font-weight-asian="bold" style:font-size-complex="20pt"/>
    </style:style>
    <style:style style:name="MiniHeading" style:family="paragraph" style:parent-style-name="Standard" style:default-outline-level="">
      <style:paragraph-properties fo:line-height="150%"/>
      <style:text-properties style:font-name="Calibri" fo:font-size="16pt" fo:font-weight="bold" style:font-size-asian="16pt" style:font-weight-asian="bold" style:font-size-complex="1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i </meta:initial-creator>
    <meta:creation-date>2013-01-31T11:50:56</meta:creation-date>
    <dc:date>2013-01-31T13:06:20</dc:date>
    <dc:creator>aji </dc:creator>
    <meta:editing-duration>PT18M52S</meta:editing-duration>
    <meta:editing-cycles>1</meta:editing-cycles>
    <meta:document-statistic meta:table-count="0" meta:image-count="0" meta:object-count="0" meta:page-count="2" meta:paragraph-count="20" meta:word-count="287" meta:character-count="1725" meta:non-whitespace-character-count="1543"/>
    <meta:generator>LibreOffice/3.5$Linux_X86_64 LibreOffice_project/350m1$Build-202</meta:generator>
  </office:meta>
</office:document-meta>
</file>